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54.38mm"/>
    </style:style>
    <style:style style:name="co3" style:family="table-column">
      <style:table-column-properties fo:break-before="auto" style:column-width="73.77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32.0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27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4.24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10.78mm" fo:break-before="auto" style:use-optimal-row-height="tru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10.09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1ra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<text:a xlink:href="https://github.com/cmancon/Ponchos" xlink:type="simple">https://github.com/cmancon/Ponchos</text:a>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Marcelo Moren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29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0" office:value-type="string" calcext:value-type="string">
            <text:p>Acción Tomada</text:p>
          </table:table-cell>
          <table:table-cell table:style-name="ce30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2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10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Quitar el nombre del docente de los revisores.</text:p>
          </table:table-cell>
          <table:table-cell table:style-name="ce31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 office:value-type="string" calcext:value-type="string">
            <text:p>OK/ Campo vendedor 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4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</text:p>
          </table:table-cell>
          <table:table-cell table:style-name="ce24" office:value-type="string" calcext:value-type="string">
            <text:p>OK / Varios datasheets asignados</text:p>
          </table:table-cell>
          <table:table-cell table:style-name="ce34" table:number-columns-repeated="2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3">
            <text:p>Cometarios</text:p>
          </table:table-cell>
          <table:table-cell table:style-name="ce24" office:value-type="string" calcext:value-type="string">
            <text:p>Si bien el docente es un revisor, el recomienda no colocar su nombre en el rótulo.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4">
          <table:covered-table-cell table:style-name="ce8"/>
          <table:covered-table-cell table:style-name="ce13"/>
          <table:table-cell table:style-name="ce24" office:value-type="string" calcext:value-type="string">
            <text:p>Errors were encountered loading footprints:</text:p>
            <text:p>IO_ERROR: Unable to open filename '/home/marcelo/Documentos/KiCad/HC05_PONCHO_PICO_NXP/lib/PJ-002AH-SMT-TR/PJ-002AH-SMT-TR.mod' for reading from /build/kicad-7ul3gx/kicad-4.0.6+e0/kicad/common/richio.cpp : FILE_LINE_READER() : line 192</text:p>
            <text:p>IO_ERROR: Unable to open filename “ERROR DURANTE LA APERTURA DEL Cvpcb Para analizar Footprints”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5">
          <table:covered-table-cell table:style-name="ce8"/>
          <table:covered-table-cell table:style-name="ce13"/>
          <table:table-cell table:style-name="ce24" office:value-type="string" calcext:value-type="string">
            <text:p>La comunicación I2C no necesita resistores pull-up? En caso de que se planee dejar que la placa de expansión u otra placa las tenga agregar una referencia de ayuda para facilitar al futuro diseñador.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6" office:value-type="string" calcext:value-type="string">
            <text:p>OK/ Ningún error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5"/>
          <table:table-cell table:style-name="ce37"/>
          <table:table-cell table:number-columns-repeated="251"/>
        </table:table-row>
        <table:table-row table:style-name="ro6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7" office:value-type="string" calcext:value-type="string">
            <text:p>OK/ Biblioteca autocontenida</text:p>
          </table:table-cell>
          <table:table-cell table:style-name="ce24"/>
          <table:table-cell table:style-name="ce33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7"/>
          <table:table-cell table:style-name="ce24"/>
          <table:table-cell table:style-name="ce35"/>
          <table:table-cell table:number-columns-repeated="251"/>
        </table:table-row>
        <table:table-row table:style-name="ro7">
          <table:table-cell table:style-name="ce11" office:value-type="string" calcext:value-type="string" table:number-columns-spanned="1" table:number-rows-spanned="18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7" office:value-type="string" calcext:value-type="string">
            <text:p>OK “Corregir la palabra Grilla”</text:p>
          </table:table-cell>
          <table:table-cell table:style-name="ce24"/>
          <table:table-cell table:style-name="ce38"/>
          <table:table-cell table:number-columns-repeated="251"/>
        </table:table-row>
        <table:table-row table:style-name="ro8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7" office:value-type="string" calcext:value-type="string">
            <text:p>OK/ Quitar al docente</text:p>
          </table:table-cell>
          <table:table-cell table:style-name="ce24"/>
          <table:table-cell table:style-name="ce39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7" office:value-type="string" calcext:value-type="string">
            <text:p>Min 0.30mm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3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7" office:value-type="string" calcext:value-type="string">
            <text:p>OK 3 por cara</text:p>
          </table:table-cell>
          <table:table-cell table:style-name="ce24"/>
          <table:table-cell table:style-name="ce33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7" office:value-type="string" calcext:value-type="string">
            <text:p>Alta prolijidad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7" office:value-type="string" calcext:value-type="string">
            <text:p>Teclado elegante, lógo CIAA, poncho y open-source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7" office:value-type="string" calcext:value-type="string">
            <text:p>86x137 mm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7" office:value-type="string" calcext:value-type="string">
            <text:p>Alta prolijidad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7" office:value-type="string" calcext:value-type="string">
            <text:p>OK/ Funcional.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Áreas de cobre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2">
            <text:p>Comentarios</text:p>
          </table:table-cell>
          <table:table-cell table:style-name="ce27" office:value-type="string" calcext:value-type="string">
            <text:p>Por qué no se coloca todo un plano de cobre en Front PCB? Solo es una consulta.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9">
          <table:covered-table-cell table:style-name="ce8"/>
          <table:covered-table-cell table:style-name="ce13"/>
          <table:table-cell table:style-name="ce27" office:value-type="string" calcext:value-type="string">
            <text:p>Se recomienda usar bordes cuadrados para facilitar la fabricación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36"/>
          <table:table-cell table:number-columns-repeated="252"/>
        </table:table-row>
        <table:table-row table:style-name="ro1" table:number-rows-repeated="96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6.35mm" fo:margin-bottom="6.35mm" fo:margin-left="6.35mm" fo:margin-right="6.3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02:42:03.451208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4T02:46:49.176099151</dc:date>
    <meta:editing-duration>PT2H55M33S</meta:editing-duration>
    <meta:editing-cycles>18</meta:editing-cycles>
    <meta:document-statistic meta:table-count="1" meta:cell-count="81" meta:object-count="0"/>
  </office:meta>
</office:document-meta>
</file>